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text-properties officeooo:paragraph-rsid="001ba2f1"/>
    </style:style>
    <style:style style:name="P3" style:family="paragraph" style:parent-style-name="Text_20_body">
      <style:paragraph-properties fo:break-before="page"/>
    </style:style>
    <style:style style:name="P4" style:family="paragraph" style:parent-style-name="Text_20_body">
      <style:paragraph-properties fo:break-before="page"/>
      <style:text-properties officeooo:paragraph-rsid="001cbff5"/>
    </style:style>
    <style:style style:name="P5" style:family="paragraph" style:parent-style-name="Text_20_body">
      <style:text-properties officeooo:paragraph-rsid="001cbff5"/>
    </style:style>
    <style:style style:name="T1" style:family="text">
      <style:text-properties officeooo:rsid="001ba2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igher education in the Republic of Belarus focuses on providing fundamental knowledge and specialization in various fields, particularly in physics, mathematics, and natural sciences. The education system follows a three-level structure, including bachelor's, master's, and postgraduate programs. Belarusian higher education institutions (HEIs) are organized into faculties, similar to UK universities, while US universities have specialized colleges offering a broader range of courses. The academic year in Belarus is divided into two terms, contrasting with the semester or trimester systems in the US and UK.</text:p>
      <text:p text:style-name="P5">Assessment methods in Belarusian HEIs incorporate both participation and final exams, differing from the US system that emphasizes frequent assignments and presentations, and the UK system that is lecture-based with occasional assignments. Tuition fees are comparatively higher in the US and UK, particularly for international students, whereas Belarus offers cost-free education to high-performing students in public institutions and generally more affordable fees in private institutions.</text:p>
      <text:p text:style-name="P5">The Belarusian State University of Informatics and Radioelectronics (BSUIR) is a prestigious institution renowned for its excellence in information technologies. With a rich history and a wide range of programs across eight faculties and 32 departments, BSUIR provides comprehensive education in areas such as physics, higher mathematics, electronics, cybernetics, and computing machinery. The university emphasizes language education and offers courses in English, French, German, and Spanish. Its state-of-the-art facilities and extensive computer network enhance the learning experience for students.</text:p>
      <text:p text:style-name="P5">The academic expertise gained at BSUIR contributes significantly to Belarus' national economy and sustainable development. Graduates excel in science-intensive fields, driving technological advancements in the country. To succeed in Belarusian higher education, students are encouraged to attend classes regularly, manage their workload effectively, and plan ahead for assignments and exams. Seeking work experience opportunities is also emphasized to acquire practical skills that complement theoretical knowledge.</text:p>
      <text:p text:style-name="P5">Active involvement in student social life is highly promoted, encouraging students to engage in volunteering activities, join clubs or sports teams, and participate in campus events. By exploring opportunities and connecting with the student council or youth center, students can enhance their social experience and foster personal and professional growth. Embracing the social aspect of student life from the outset enriches the overall university experience.</text:p>
      <text:p text:style-name="P5"/>
      <text:p text:style-name="P4">The Role of Higher Education Today: Exploring Higher Education in Belarus and the Path to Success at BSUIR</text:p>
      <text:p text:style-name="Text_20_body">Higher education plays a vital role in shaping individuals and societies, equipping students with the knowledge, skills, and experiences necessary for personal growth and professional success. In today's rapidly evolving world, higher education is more important than ever, providing the foundation for innovation, economic development, and social progress.</text:p>
      <text:p text:style-name="Text_20_body">Belarus boasts a well-established higher education system with diverse opportunities for students. The Belarusian higher education system encompasses various levels of study, including undergraduate, graduate, and doctoral programs. The length of study varies depending on the degree, with bachelor's programs typically lasting four years, master's programs lasting one to two years, and doctoral programs lasting three to four years.</text:p>
      <text:p text:style-name="Text_20_body">Universities in Belarus are organized in a hierarchical structure, with a central administration overseeing various faculties and academic departments. This organizational framework ensures effective management and coordination of educational programs and research activities. Additionally, the cost of studying at higher education institutions in Belarus is relatively affordable compared to many other countries, making it an attractive destination for international students seeking quality education.</text:p>
      <text:p text:style-name="Text_20_body">Pursuing higher education in Belarus offers numerous advantages. First and foremost, Belarusian degrees are recognized and respected globally, ensuring that graduates are equipped with credentials that hold weight in the international job market.</text:p>
      <text:p text:style-name="Text_20_body">One prominent institution within the Belarusian higher education system is the Belarusian State University of Informatics and Radioelectronics (BSUIR). Known for its excellence in technical and IT-related fields, BSUIR offers a wide range of programs spanning computer science, electronics, telecommunications, and more. The university's reputation is built upon its commitment to delivering high-quality education and fostering a conducive environment for research and innovation.</text:p>
      <text:p text:style-name="Text_20_body">BSUIR follows a comprehensive structure, comprising faculties and departments dedicated to specific disciplines. This structure allows for focused instruction and specialization, enabling students to acquire in-depth knowledge and skills in their chosen fields. Notably, BSUIR has gained recognition for its groundbreaking research projects, attracting talented individuals and facilitating collaboration between faculty and students.</text:p>
      <text:p text:style-name="Text_20_body">Academic and Social Life at BSUIR: Balancing academic responsibilities with social activities is key to a fulfilling university experience. At BSUIR, students have access to a range of support services designed to assist them in navigating their academic journey. These services include academic counseling, mentorship programs, and career guidance to help students make informed decisions about their academic and professional pursuits. Moreover, BSUIR encourages students to engage in extracurricular activities, such as joining student organizations, clubs, and participating in sports events. These activities foster personal growth, cultivate leadership skills, and provide opportunities for networking and building lifelong friendships.</text:p>
      <text:p text:style-name="Text_20_body">Personal Traits and Skills Needed for University Success: While higher education equips students with knowledge and skills, certain personal traits and skills are essential for success at the university level. Self-discipline is crucial for managing time effectively and balancing academic and social <text:soft-page-break/>commitments. Strong organizational skills help students stay on top of assignments, deadlines, and coursework. Effective communication and teamwork abilities facilitate collaboration with peers and professors, promoting a conducive learning environment. Adaptability, critical thinking, and problem-solving skills enable students to navigate complex challenges and contribute meaningfully to their chosen field.</text:p>
      <text:p text:style-name="Text_20_body">Conclusion: Higher education in Belarus holds great significance in today's society, serving as a catalyst for personal growth, innovation, and societal progress. The advantages of pursuing tertiary education in Belarus, particularly at institutions like BSUIR, are numerous. With a solid academic and social support system, students can find a balance between academic rigor and extracurricular activities, enhancing their overall university experience. By cultivating the necessary personal traits and skills, students can maximize their potential for success and prepare themselves for a fulfilling future in their chosen fields.</text:p>
      <text:p text:style-name="Text_20_body"/>
      <text:p text:style-name="P3">In the Republic of Belarus, higher education emphasizes fundamentality and offers deep knowledge in various fields, with a strong focus on scientific schools in physics, mathematics, and natural sciences. The levels of higher education in Belarus consist of a three-level system, with the first degree (bachelor's) lasting four years, the second degree (master's) ranging from one to two years, and the third level (postgraduate education) offering research and doctoral programs.</text:p>
      <text:p text:style-name="Text_20_body">Belarusian higher education institutions (HEIs) are organized into faculties based on specializations, similar to universities in the UK. In the US, universities have "colleges" dedicated to specific subjects and offer a broader range of courses in the initial years. In terms of the course of study, Belarusian academic years are divided into two terms, while the US and UK have two semesters or trimesters, respectively.</text:p>
      <text:p text:style-name="Text_20_body">Regarding assignments and grades, the US system emphasizes frequent assignments, research papers, and presentations, while the UK system is more lecture-based with occasional assignments. In Belarus, the assessment methods vary, incorporating both participation and final exams.</text:p>
      <text:p text:style-name="Text_20_body">In terms of cost, the US and UK have higher tuition fees, especially for international students. In the US, tuition varies based on residency status and the type of institution, while in the UK, fees can reach up to £9,000 per year for UK and EU citizens. Belarus offers public and private HEIs, with public institutions providing cost-free education to high-performing students, and private institutions having generally more affordable tuition fees.</text:p>
      <text:p text:style-name="Text_20_body">Overall, Belarusian higher education combines elements of both the US and UK systems, providing fundamental knowledge, a diversified course of study, and relatively affordable education opportunities.</text:p>
      <text:p text:style-name="Text_20_body">The Belarusian State University of Informatics and Radioelectronics (BSUIR) is a renowned institution known for its excellence in information technologies. With a history dating back to 1964, the university has evolved into a national research and educational center, attracting students from various countries around the world.</text:p>
      <text:p text:style-name="Text_20_body">BSUIR offers a comprehensive range of programs across eight faculties and 32 departments, covering 49 specializations. The faculty comprises experienced academicians, professors, and doctors who provide high-quality education and guidance to the students. The curriculum is designed to provide a solid foundation in subjects such as physics, higher mathematics, electronics, cybernetics, and computing machinery.</text:p>
      <text:p text:style-name="Text_20_body">In addition to the core subjects, BSUIR places a strong emphasis on language education, offering courses in English, French, German, and Spanish. The university provides excellent facilities for students, including computer classes, modern engineering laboratories, and a vast computer network connecting all education buildings.</text:p>
      <text:p text:style-name="Text_20_body">The academic expertise gained at BSUIR has a significant impact on the national economy and sustainable development of Belarus. Graduates from the university excel in science-intensive fields and contribute to the technological advancement of the country.</text:p>
      <text:p text:style-name="P2">The academic life in Belarusian higher education institutions emphasizes the importance of attending classes, managing workload effectively, and planning ahead for assignments and exams. Students are encouraged to seek work experience opportunities to acquire practical skills that complement their theoretical knowledge.</text:p>
      <text:p text:style-name="Text_20_body"><text:soft-page-break/>In terms of student social life, active involvement is highly encouraged. Students are urged to participate in volunteering activities, join student clubs or sports teams, and take part in various campus events. Exploring opportunities and connecting with the student council or youth center can provide students with a rich social experience and contribute to their personal and professional development. Embracing the social aspect of student life from the very beginning enhances the overall university experience.</text:p>
      <text:p text:style-name="P2"/>
      <text:p text:style-name="P3">The Role of Higher Education Today: Exploring Higher Education in Belarus, the USA, and the UK</text:p>
      <text:p text:style-name="Text_20_body">Introduction: Higher education plays a vital role in shaping individuals and societies, equipping students with the knowledge, skills, and experiences necessary for personal growth and professional success. In today's rapidly evolving world, higher education is more important than ever, providing the foundation for innovation, economic development, and social progress.</text:p>
      <text:p text:style-name="Text_20_body"><text:span text:style-name="T1">I</text:span>n Belarus, the USA, and the UK, higher education comprises various levels of study. In Belarus, the system includes undergraduate, graduate, and doctoral programs. The length of study for a bachelor's program in Belarus is typically four years, followed by one to two years for a master's program and three to four years for a doctoral program.</text:p>
      <text:p text:style-name="Text_20_body">Similarly, the higher education system in the USA offers undergraduate, graduate, and doctoral programs. A bachelor's degree in the USA generally takes four years to complete, followed by one to three years for a master's degree and three to seven years for a doctoral program.</text:p>
      <text:p text:style-name="Text_20_body">In the UK, higher education consists of undergraduate and postgraduate programs. A bachelor's degree in the UK usually lasts three years, with the option to pursue an additional year for an integrated master's degree. Postgraduate programs, such as master's and doctoral degrees, typically range from one to three years in duration.</text:p>
      <text:p text:style-name="Text_20_body">University Organization: University organization varies in Belarus, the USA, and the UK. In Belarus, universities are structured with a central administration overseeing various faculties and academic departments. This hierarchical system ensures effective management and coordination of educational programs and research activities.</text:p>
      <text:p text:style-name="P2">In the USA, universities are generally organized with a centralized administration, overseeing colleges or schools within the institution. These colleges or schools are typically dedicated to specific academic disciplines, such as engineering, arts and sciences, or business.</text:p>
      <text:p text:style-name="Text_20_body">In the UK, universities are organized into faculties or departments that specialize in specific academic disciplines. Additionally, the UK higher education system often includes colleges or halls that provide accommodation and support services to students.</text:p>
      <text:p text:style-name="P1">Course of Study: The course of study in Belarus, the USA, and the UK offers a diverse range of academic disciplines and programs. In Belarus, universities offer programs across various fields, including engineering, humanities, social sciences, and natural sciences. The curriculum is designed to provide comprehensive theoretical and practical knowledge within the chosen discipline.</text:p>
      <text:p text:style-name="Text_20_body">In the USA, universities provide a wide array of undergraduate majors and minors, allowing students to specialize in their areas of interest. Additionally, there are often general education requirements that expose students to a breadth of subjects outside their major.</text:p>
      <text:p text:style-name="Text_20_body">In the UK, undergraduate programs offer a focused approach, allowing students to specialize in their chosen field of study from the beginning. Students can pursue a specific subject or combine complementary disciplines through joint honors programs.</text:p>
      <text:p text:style-name="Text_20_body">Assignments and Grades: The assessment methods and grading systems can vary in Belarus, the USA, and the UK. In Belarus, assignments may include written essays, research papers, practical projects, and exams. Grading is often based on a numeric scale, typically ranging from 1 to 10, with 10 being the highest grade achievable.</text:p>
      <text:p text:style-name="Text_20_body"><text:soft-page-break/>In the USA, assignments can include a combination of exams, essays, research papers, projects, presentations, and class participation. Grading systems may vary between universities, but the most common scale is the letter grading system (A, B, C, D, F), with each letter corresponding to a specific grade point value.</text:p>
      <text:p text:style-name="Text_20_body">In the UK, assignments can include essays, exams, coursework, dissertations, and group projects. Grading is often based on a percentage scale, with specific thresholds corresponding to different grade classifications (First-Class Honors, Upper Second-Class Honors, Lower Second-Class Honors, etc.).</text:p>
      <text:p text:style-name="Text_20_body">Cost of Study: The cost of study in Belarus, the USA, and the UK can vary significantly. In Belarus, higher education is generally subsidized by the government, resulting in relatively affordable tuition fees for both domestic and international students.</text:p>
      <text:p text:style-name="Text_20_body">In the USA, tuition fees can vary widely between universities and programs. Public universities often have different rates for in-state and out-of-state students, while private universities generally have higher tuition fees.</text:p>
      <text:p text:style-name="Text_20_body">In the UK, tuition fees differ between universities and programs. Domestic students from the UK and European Union (EU) countries often pay lower tuition fees compared to international students from outside the EU.</text:p>
      <text:p text:style-name="Text_20_body">Conclusion: Higher education in Belarus, the USA, and the UK provides students with diverse opportunities for personal growth and academic development. While each country may have its own unique characteristics regarding levels of study, university organization, course offerings, assessment methods, and cost of study, the pursuit of higher education remains essential for individuals seeking to excel in their chosen fields. By understanding the nuances of higher education systems across these countries, students can make informed decisions about their educational journey and strive for success in their academic and professional endeavor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2T12:55:01.649109937</meta:creation-date>
    <dc:date>2023-06-12T20:13:14.399806990</dc:date>
    <meta:editing-duration>PT7H18M14S</meta:editing-duration>
    <meta:editing-cycles>2</meta:editing-cycles>
    <meta:generator>LibreOffice/7.5.3.2$Linux_X86_64 LibreOffice_project/50$Build-2</meta:generator>
    <meta:document-statistic meta:table-count="0" meta:image-count="0" meta:object-count="0" meta:page-count="7" meta:paragraph-count="44" meta:word-count="2328" meta:character-count="16787" meta:non-whitespace-character-count="14503"/>
  </office:meta>
</office:document-meta>
</file>